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183F6757BD4E35F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text-properties fo:font-size="2pt" style:font-size-asian="1.75pt" style:font-size-complex="2pt"/>
    </style:style>
    <style:style style:name="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P3" style:family="paragraph" style:parent-style-name="Table_20_Contents">
      <style:paragraph-properties fo:line-height="100%"/>
      <style:text-properties style:font-name="Arial"/>
    </style:style>
    <style:style style:name="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P6" style:family="paragraph" style:parent-style-name="Standard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Arial" fo:font-size="2pt" fo:language="en" fo:country="US" officeooo:rsid="0004af94" officeooo:paragraph-rsid="00047b4c" style:font-size-asian="1.75pt" style:font-size-complex="2pt"/>
    </style:style>
    <style:style style:name="P9" style:family="paragraph" style:parent-style-name="Standard" style:list-style-name="L1">
      <style:paragraph-properties fo:line-height="150%"/>
      <style:text-properties style:font-name="Arial" fo:language="en" fo:country="US" fo:font-weight="bold" officeooo:rsid="0004dca2" officeooo:paragraph-rsid="0004dca2" style:font-weight-asian="bold" style:font-weight-complex="bold"/>
    </style:style>
    <style:style style:name="P10" style:family="paragraph" style:parent-style-name="Standard" style:list-style-name="L1">
      <style:paragraph-properties fo:line-height="150%"/>
      <style:text-properties style:font-name="Arial" fo:language="en" fo:country="US" fo:font-weight="normal" officeooo:rsid="0005a7b2" officeooo:paragraph-rsid="0005a7b2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Arial" fo:language="en" fo:country="US" fo:font-weight="normal" officeooo:rsid="001ffafb" officeooo:paragraph-rsid="001ffafb" style:font-weight-asian="normal" style:font-weight-complex="normal"/>
    </style:style>
    <style:style style:name="P12" style:family="paragraph" style:parent-style-name="Standard" style:list-style-name="L1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13" style:family="paragraph" style:parent-style-name="Standard" style:list-style-name="L1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T1" style:family="text">
      <style:text-properties officeooo:rsid="001ffafb"/>
    </style:style>
    <style:style style:name="T2" style:family="text">
      <style:text-properties officeooo:rsid="001f7992"/>
    </style:style>
    <style:style style:name="T3" style:family="text">
      <style:text-properties officeooo:rsid="002117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5cm" fo:text-indent="-2.499cm" fo:margin-left="5.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list xml:id="list2916435373" text:style-name="L1">
        <text:list-item>
          <text:p text:style-name="P9">RUN</text:p>
          <text:list>
            <text:list-item>
              <text:p text:style-name="P10">This application <text:span text:style-name="T2">is made </text:span><text:span text:style-name="T1">to help you organize your photos and videos into a folder.</text:span></text:p>
            </text:list-item>
            <text:list-item>
              <text:p text:style-name="P11">The application will organize the files by year and month.</text:p>
            </text:list-item>
            <text:list-item>
              <text:p text:style-name="P11">Make sure to fill the settings file correctly.</text:p>
            </text:list-item>
            <text:list-item>
              <text:p text:style-name="P11">Activate the application and press RUN.</text:p>
              <text:p text:style-name="P12"/>
            </text:list-item>
          </text:list>
        </text:list-item>
        <text:list-item>
          <text:p text:style-name="P9">SETTINGS</text:p>
          <text:list>
            <text:list-item>
              <text:p text:style-name="P12">Fill the settings.txt file according to the provided example:</text:p>
            </text:list-item>
            <text:list-item>
              <text:p text:style-name="P12">New files location &gt; D:\Users\Vlad\Desktop\New folder</text:p>
            </text:list-item>
            <text:list-item>
              <text:p text:style-name="P12">My photo-album location &gt; D:\Users\Vlad\Pictures\Photo Albums\Feldfix</text:p>
            </text:list-item>
            <text:list-item>
              <text:p text:style-name="P12">My video-album location &gt; D:\Users\Vlad\Videos\Video Album\Feldfix</text:p>
            </text:list-item>
          </text:list>
        </text:list-item>
      </text:list>
      <text:p text:style-name="P7"/>
      <text:list xml:id="list142140761429075" text:continue-numbering="true" text:style-name="L1">
        <text:list-item>
          <text:p text:style-name="P9">HELP</text:p>
          <text:list>
            <text:list-item>
              <text:p text:style-name="P13">Open the help file</text:p>
            </text:list-item>
          </text:list>
        </text:list-item>
      </text:list>
      <text:p text:style-name="P6"/>
      <text:list xml:id="list142140013000908" text:continue-numbering="true" text:style-name="L1">
        <text:list-item>
          <text:p text:style-name="P9">EXIT</text:p>
          <text:list>
            <text:list-item>
              <text:p text:style-name="P13">Exist the application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1" style:font-family-complex="'David CLM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David CLM" style:font-family-complex="'David CLM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9cm" style:rel-column-width="10369*"/>
    </style:style>
    <style:style style:name="Table1.B" style:family="table-column">
      <style:table-column-properties style:column-width="6.703cm" style:rel-column-width="25838*"/>
    </style:style>
    <style:style style:name="Table1.C" style:family="table-column">
      <style:table-column-properties style:column-width="7.608cm" style:rel-column-width="293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font-size="2pt" style:font-size-asian="1.75pt" style:font-size-complex="2pt"/>
    </style:style>
    <style:style style:name="M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MP3" style:family="paragraph" style:parent-style-name="Table_20_Contents">
      <style:paragraph-properties fo:line-height="100%"/>
      <style:text-properties style:font-name="Arial"/>
    </style:style>
    <style:style style:name="M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M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MT1" style:family="text">
      <style:text-properties officeooo:rsid="0021174b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181637512">
            <table:table-cell table:style-name="Table1.A1" table:number-rows-spanned="4" office:value-type="string">
              <text:p text:style-name="MP3"><draw:frame draw:style-name="Mfr1" draw:name="Image1" text:anchor-type="char" svg:width="2.496cm" svg:height="2.496cm" draw:z-index="0"><draw:image xlink:href="Pictures/10000001000001F4000001F4183F6757BD4E35FC.png" xlink:type="simple" xlink:show="embed" xlink:actuate="onLoad" draw:mime-type="image/png"/></draw:frame></text:p>
            </table:table-cell>
            <table:table-cell table:style-name="Table1.A1" office:value-type="string">
              <text:p text:style-name="MP4">Document Title</text:p>
            </table:table-cell>
            <table:table-cell table:style-name="Table1.C1" office:value-type="string">
              <text:p text:style-name="MP5">Application Guide</text:p>
            </table:table-cell>
          </table:table-row>
          <table:table-row table:style-name="TableLine181644048">
            <table:covered-table-cell table:style-name="Table1.A1"/>
            <table:table-cell table:style-name="Table1.B2" office:value-type="string">
              <text:p text:style-name="MP4">Application Name</text:p>
            </table:table-cell>
            <table:table-cell table:style-name="Table1.C2" office:value-type="string">
              <text:p text:style-name="MP5">SQL-Random-Data-Generator</text:p>
            </table:table-cell>
          </table:table-row>
          <table:table-row table:style-name="TableLine181646784">
            <table:covered-table-cell table:style-name="Table1.A1"/>
            <table:table-cell table:style-name="Table1.B2" office:value-type="string">
              <text:p text:style-name="MP4">Version</text:p>
            </table:table-cell>
            <table:table-cell table:style-name="Table1.C2" office:value-type="string">
              <text:p text:style-name="MP5"><text:span text:style-name="MT1">4</text:span>.0</text:p>
            </table:table-cell>
          </table:table-row>
          <table:table-row table:style-name="TableLine181646176">
            <table:covered-table-cell table:style-name="Table1.A1"/>
            <table:table-cell table:style-name="Table1.B2" office:value-type="string">
              <text:p text:style-name="MP4">Written By</text:p>
            </table:table-cell>
            <table:table-cell table:style-name="Table1.C2" office:value-type="string">
              <text:p text:style-name="MP5">Vlad Feldfix</text:p>
            </table:table-cell>
          </table:table-row>
        </table:table>
        <text:p text:style-name="MP1"/>
      </style:header>
      <style:footer>
        <text:p text:style-name="MP2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8T09:33:54.708000000</meta:creation-date>
    <dc:date>2023-08-15T14:21:39.832000000</dc:date>
    <meta:editing-duration>PT1H33M12S</meta:editing-duration>
    <meta:editing-cycles>18</meta:editing-cycles>
    <meta:generator>LibreOffice/7.2.6.2$Windows_x86 LibreOffice_project/b0ec3a565991f7569a5a7f5d24fed7f52653d754</meta:generator>
    <meta:document-statistic meta:table-count="1" meta:image-count="1" meta:object-count="0" meta:page-count="1" meta:paragraph-count="23" meta:word-count="108" meta:character-count="710" meta:non-whitespace-character-count="611"/>
  </office:meta>
</office:document-meta>
</file>